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fo:font-weight="bold" style:font-name-asian="Droid Sans Fallback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P11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2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3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4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15" style:family="paragraph" style:parent-style-name="Standard" style:list-style-name="WWNum3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fo:font-weight="normal" officeooo:paragraph-rsid="001240e6" style:font-name-asian="Calibri1" style:font-size-asian="11pt" style:font-weight-asian="normal" style:font-name-complex="Calibri1" style:font-size-complex="11pt" style:font-weight-complex="normal"/>
    </style:style>
    <style:style style:name="P21" style:family="paragraph" style:parent-style-name="Standard">
      <style:paragraph-properties fo:margin-left="0.5626in" fo:margin-right="0in" fo:text-indent="-0.56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22" style:family="paragraph" style:parent-style-name="List_20_Paragraph" style:list-style-name="WWNum4"/>
    <style:style style:name="P23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T6" style:family="text">
      <style:text-properties officeooo:rsid="0004e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<text:span text:style-name="T1">Title</text:span><text:span text:style-name="T2">: App Scavenger Hunt Check Solution</text:span></text:p>
      <text:p text:style-name="P4"><text:span text:style-name="T1">Description:</text:span><text:span text:style-name="T2"> <text:s/>Allows the User to check if the String input or GPS Coordinates match the Current Clue's Clue Solution.</text:span></text:p>
      <text:p text:style-name="P2">Pre-conditions:</text:p>
      <text:list xml:id="list8676073826448727855" text:style-name="WWNum1">
        <text:list-item>
          <text:p text:style-name="P13">The App is open and has focus.</text:p>
        </text:list-item>
        <text:list-item>
          <text:p text:style-name="P16">The App is displaying the Scavenger Hunt Screen.</text:p>
        </text:list-item>
      </text:list>
      <text:p text:style-name="P5"/>
      <text:p text:style-name="P2">Post-conditions:</text:p>
      <text:list xml:id="list5440162319240997533" text:style-name="WWNum4">
        <text:list-item>
          <text:p text:style-name="P23">The App finds a Scavenger Hunt Clue that is not marked as solved and makes it the Current Clue.</text:p>
        </text:list-item>
        <text:list-item>
          <text:p text:style-name="P22"><text:span text:style-name="T4">The App displays </text:span><text:span text:style-name="T5">the Scavenger Hunt Screen with the Current Clue's Clue Description and, if it exists, the Current Clue's Clue Picture.</text:span></text:p>
        </text:list-item>
      </text:list>
      <text:p text:style-name="P1"/>
      <text:p text:style-name="P2">Actors:</text:p>
      <text:list xml:id="list2189010050075619171" text:style-name="WWNum2">
        <text:list-item>
          <text:p text:style-name="P17">User</text:p>
        </text:list-item>
        <text:list-item>
          <text:p text:style-name="P18">App</text:p>
        </text:list-item>
      </text:list>
      <text:p text:style-name="P6"/>
      <text:p text:style-name="P2">Main Success Scenario: </text:p>
      <text:list xml:id="list8105342566505662292" text:style-name="WWNum3">
        <text:list-item>
          <text:p text:style-name="P14"><text:span text:style-name="T6">The </text:span>User presses the Scavenger Hunt Check Button.</text:p>
        </text:list-item>
        <text:list-item>
          <text:p text:style-name="P14"><text:span text:style-name="T6">The </text:span>App finds that the Current Clue's Clue Solution requires GPS Coordinates.</text:p>
        </text:list-item>
        <text:list-item>
          <text:p text:style-name="P14"><text:span text:style-name="T6">The </text:span>App gathers the user's current GPS Coordinates.</text:p>
        </text:list-item>
        <text:list-item>
          <text:p text:style-name="P15"><text:span text:style-name="T3">The </text:span><text:bookmark-start text:name="__DdeLink__520_1696924889"/><text:span text:style-name="T2">App determines that current GPS Coordinates are within a 16 meter radius of the Current Clue's Clue Solution's</text:span><text:bookmark-end text:name="__DdeLink__520_1696924889"/><text:span text:style-name="T2"> GPS Coordinates.</text:span></text:p>
        </text:list-item>
        <text:list-item>
          <text:p text:style-name="P14"><text:span text:style-name="T6">The </text:span>App marks Current Clue as solved.</text:p>
        </text:list-item>
        <text:list-item>
          <text:p text:style-name="P14"><text:span text:style-name="T6">The </text:span>App finds the Scavenger Hunt Clue that follows the Current Clue.</text:p>
        </text:list-item>
        <text:list-item>
          <text:p text:style-name="P14"><text:span text:style-name="T6">The </text:span>App sets the Current Clue to the found Scavenger Hunt Clue.</text:p>
        </text:list-item>
        <text:list-item>
          <text:p text:style-name="P15"><text:span text:style-name="T3">The </text:span><text:span text:style-name="T2">App displays the </text:span><text:bookmark text:name="__DdeLink__1716_1696924889"/><text:span text:style-name="T2">Scavenger Hunt Screen with the Current Clue's Clue Description and if it exists, the Current Clue's Clue Picture.</text:span></text:p>
        </text:list-item>
      </text:list>
      <text:p text:style-name="P7"><text:s/></text:p>
      <text:p text:style-name="P9">Alternate Flow 1:</text:p>
      <text:p text:style-name="P19">1A. <text:s text:c="2"/><text:span text:style-name="T6">The </text:span>User selects the Scavenger Hunt Screen's Text Box.</text:p>
      <text:p text:style-name="P19">2A. <text:s text:c="2"/><text:span text:style-name="T6">The </text:span>App displays the Device’s default On-Screen Keyboard.</text:p>
      <text:p text:style-name="P19">3A. <text:s text:c="2"/><text:span text:style-name="T6">The </text:span>User types with the On-Screen Keyboard to enter a String response into the Scavenger Hunt Screen's Text Box.</text:p>
      <text:p text:style-name="P19">4A. <text:s text:c="2"/><text:span text:style-name="T6">The </text:span>User presses the return/enter key on the On-Screen Keyboard.</text:p>
      <text:p text:style-name="P20">5A. <text:s text:c="2"/><text:span text:style-name="T6">The </text:span>App resumes Main Success Scenario at step 1.</text:p>
      <text:p text:style-name="P8"/>
      <text:p text:style-name="P9">Alternate Flow 2:</text:p>
      <text:p text:style-name="P19">2B. <text:s text:c="2"/><text:span text:style-name="T6">The </text:span>App finds that the Current Clue's Clue Solution requires a String.</text:p>
      <text:p text:style-name="P19">3B. <text:s text:c="2"/><text:span text:style-name="T6">The </text:span>App determines that the String in the Text Box matches (case-insensitive) the Current Clue's Clue Solution's String.</text:p>
      <text:p text:style-name="P19">4B. <text:s text:c="2"/><text:span text:style-name="T6">The </text:span>App resumes Main Success Scenario at step 5.</text:p>
      <text:p text:style-name="P10"/>
      <text:p text:style-name="P8"/>
      <text:p text:style-name="P8"/>
      <text:p text:style-name="P8"><text:soft-page-break/></text:p>
      <text:p text:style-name="P8"/>
      <text:p text:style-name="P9">Alternate Flow 3:</text:p>
      <text:p text:style-name="P19">2C. <text:s text:c="2"/><text:span text:style-name="T6">The </text:span>App finds that the Current Clue's Clue Solution requires a String.</text:p>
      <text:p text:style-name="P19">3C. <text:s text:c="2"/><text:span text:style-name="T6">The </text:span>App determines that the String in the Text Box does not match (case-insensitive) the Current Clue's Clue Solution's String.</text:p>
      <text:p text:style-name="P19">4C. <text:s text:c="2"/><text:span text:style-name="T6">The </text:span>App displays an Error Message with the text “Your solution is incorrect! Please tery again.”.</text:p>
      <text:p text:style-name="P19">5C. <text:s text:c="2"/><text:span text:style-name="T6">The </text:span>App resumes Main Success Scenario at step 1.</text:p>
      <text:p text:style-name="P3"><text:s text:c="7"/></text:p>
      <text:p text:style-name="Standard"><text:span text:style-name="T1">Alternate Flow 4</text:span><text:span text:style-name="T2">:</text:span></text:p>
      <text:p text:style-name="P21"><text:s text:c="7"/>4D. <text:s text:c="2"/><text:span text:style-name="T6">The </text:span>App determines that current GPS Coordinates are not within a 16 meter radius of the Current Clue's Clue Solution's GPS Coordinates.</text:p>
      <text:p text:style-name="P19">5D. <text:s text:c="2"/><text:span text:style-name="T6">The </text:span>App displays an Error Message with the text “You are in the wrong location! Please try again.”.</text:p>
      <text:p text:style-name="P19">6D. <text:s text:c="2"/><text:span text:style-name="T6">The </text:span>App resumes Main Success Scenario at step 1.</text:p>
      <text:p text:style-name="P10"/>
      <text:p text:style-name="Standard"><text:span text:style-name="T1">Alternate Flow 5</text:span><text:span text:style-name="T2">: </text:span></text:p>
      <text:p text:style-name="P21"><text:s text:c="7"/>4E. <text:s text:c="2"/><text:span text:style-name="T6">The </text:span>App cannot find the Scavenger Hunt Clue that follows the Current Clue.</text:p>
      <text:p text:style-name="P19">5E. <text:s text:c="2"/><text:span text:style-name="T6">The </text:span>App displays an Error Message with the text “You have completed the scavenger hunt!”.</text:p>
      <text:p text:style-name="P19">6E. <text:s text:c="2"/><text:span text:style-name="T6">The </text:span>App marks all Scavenger Hunt Clues as unsolved.</text:p>
      <text:p text:style-name="P19">7E. <text:s text:c="2"/><text:span text:style-name="T6">The </text:span>App sets the Current Clue to the first Scavenger Hunt Clue.</text:p>
      <text:p text:style-name="P19">8E. <text:s text:c="2"/><text:span text:style-name="T6">The </text:span>App resumes Main Success Scenario at step 8.</text:p>
      <text:p text:style-name="P11"/>
      <text:p text:style-name="Standard"><text:span text:style-name="T1">Alternate Flow 6</text:span><text:span text:style-name="T2">: </text:span></text:p>
      <text:p text:style-name="P19">1F. <text:s text:c="2"/><text:span text:style-name="T6">The </text:span>App receives an interrupt signal from the operating system and looses focus.</text:p>
      <text:p text:style-name="P19">2F. <text:s text:c="2"/><text:span text:style-name="T6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2:38:12.273000000</dc:date>
    <meta:editing-cycles>52</meta:editing-cycles>
    <meta:editing-duration>PT1H31M35S</meta:editing-duration>
    <meta:generator>LibreOffice/4.3.3.2$Windows_x86 LibreOffice_project/9bb7eadab57b6755b1265afa86e04bf45fbfc644</meta:generator>
    <meta:document-statistic meta:table-count="0" meta:image-count="0" meta:object-count="0" meta:page-count="2" meta:paragraph-count="50" meta:word-count="530" meta:character-count="3095" meta:non-whitespace-character-count="2557"/>
    <meta:template xlink:type="simple" xlink:actuate="onRequest" xlink:title="Normal.dotm" xlink:href=""/>
  </office:meta>
</office:document-meta>
</file>